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wrap-option="wrap" style:vertical-align="automatic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3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8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9" table:number-columns-repeated="2"/>
          <table:table-cell table:style-name="ce28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4" office:value-type="string">
            <text:p>BF</text:p>
          </table:table-cell>
          <table:table-cell table:style-name="ce29"/>
          <table:table-cell table:style-name="ce18" table:number-columns-repeated="2"/>
          <table:table-cell table:style-name="ce23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7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1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1"/>
          <table:table-cell table:style-name="ce26" office:value-type="string">
            <text:p>X</text:p>
          </table:table-cell>
          <table:table-cell table:style-name="ce32"/>
          <table:table-cell table:style-name="ce35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6">
            <text:p>26.02.12</text:p>
          </table:table-cell>
          <table:table-cell table:style-name="ce14" office:value-type="time" office:time-value="PT17H00M00S">
            <text:p>17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7">
            <text:p>27.02.12</text:p>
          </table:table-cell>
          <table:table-cell table:style-name="ce14" office:value-type="time" office:time-value="PT21H00M00S">
            <text:p>21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1">
            <text:p>01.03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2">
            <text:p>02.03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2">
            <text:p>2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9">
            <text:p>09.03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.5">
            <text:p>2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31">
            <text:p>31.03.12</text:p>
          </table:table-cell>
          <table:table-cell table:style-name="ce14" office:value-type="time" office:time-value="PT12H00M00S">
            <text:p>12:00:00</text:p>
          </table:table-cell>
          <table:table-cell table:style-name="ce17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12H00M00S">
            <text:p>12:00:00</text:p>
          </table:table-cell>
          <table:table-cell table:style-name="ce10" office:value-type="float" office:value="6">
            <text:p>6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1">
            <text:p>01.04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2">
            <text:p>02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.5">
            <text:p>7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3">
            <text:p>03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7">
            <text:p>7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4">
            <text:p>04.04.12</text:p>
          </table:table-cell>
          <table:table-cell table:style-name="ce14" office:value-type="time" office:time-value="PT09H00M00S">
            <text:p>09:00:00</text:p>
          </table:table-cell>
          <table:table-cell table:style-name="ce10" office:value-type="float" office:value="6">
            <text:p>6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05">
            <text:p>05.04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3.5">
            <text:p>3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14">
            <text:p>14.04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3">
            <text:p>3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15">
            <text:p>15.04.12</text:p>
          </table:table-cell>
          <table:table-cell table:style-name="ce14" office:value-type="time" office:time-value="PT18H30M00S">
            <text:p>18:30:00</text:p>
          </table:table-cell>
          <table:table-cell table:style-name="ce10" office:value-type="float" office:value="1.5">
            <text:p>1,5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4-21">
            <text:p>21.04.12</text:p>
          </table:table-cell>
          <table:table-cell table:style-name="ce14" office:value-type="time" office:time-value="PT11H00M00S">
            <text:p>11:00:00</text:p>
          </table:table-cell>
          <table:table-cell table:style-name="ce10" office:value-type="float" office:value="10">
            <text:p>10</text:p>
          </table:table-cell>
          <table:table-cell table:style-name="ce22"/>
          <table:table-cell table:style-name="ce22" office:value-type="string">
            <text:p>X</text:p>
          </table:table-cell>
          <table:table-cell table:number-columns-repeated="1018"/>
        </table:table-row>
        <table:table-row table:style-name="ro4" table:number-rows-repeated="13">
          <table:table-cell/>
          <table:table-cell table:style-name="ce10" table:number-columns-repeated="3"/>
          <table:table-cell table:style-name="ce22" table:number-columns-repeated="2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otal=</text:p>
          </table:table-cell>
          <table:table-cell table:formula="of:=SUM([.D4:.D64])" office:value-type="float" office:value="227">
            <text:p>227</text:p>
          </table:table-cell>
          <table:table-cell table:number-columns-repeated="1020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21.04.2012</text:date>, <text:time>22:04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4-21T22:04:49.48</dc:date>
    <meta:print-date>1969-12-31T16:00:00Z</meta:print-date>
    <meta:editing-cycles>62</meta:editing-cycles>
    <meta:editing-duration>PT00H37M42S</meta:editing-duration>
    <meta:document-statistic meta:table-count="3" meta:cell-count="219" meta:object-count="0"/>
  </office:meta>
</office:document-meta>
</file>